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4945" officeooo:paragraph-rsid="00180781"/>
    </style:style>
    <style:style style:name="P2" style:family="paragraph" style:parent-style-name="Standard">
      <style:text-properties officeooo:paragraph-rsid="0019aeee"/>
    </style:style>
    <style:style style:name="P3" style:family="paragraph" style:parent-style-name="Standard">
      <style:text-properties officeooo:rsid="00174945" officeooo:paragraph-rsid="00174945"/>
    </style:style>
    <style:style style:name="P4" style:family="paragraph" style:parent-style-name="Standard">
      <style:text-properties officeooo:rsid="001bab05" officeooo:paragraph-rsid="001bab05"/>
    </style:style>
    <style:style style:name="P5" style:family="paragraph" style:parent-style-name="Standard">
      <style:text-properties officeooo:paragraph-rsid="001bab05"/>
    </style:style>
    <style:style style:name="T1" style:family="text">
      <style:text-properties officeooo:rsid="00174945"/>
    </style:style>
    <style:style style:name="T2" style:family="text">
      <style:text-properties fo:color="#000000" style:font-name="Liberation Sans" fo:font-size="12pt" style:font-size-asian="12pt" style:font-size-complex="12pt"/>
    </style:style>
    <style:style style:name="T3" style:family="text">
      <style:text-properties officeooo:rsid="001bab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o di questa tesi è il confronto di varie tecniche di stima della confidenza a partire dai dati acquisiti da una coppia di <text:span text:style-name="T3">fotocamere</text:span> stereo.</text:p>
      <text:p text:style-name="P4">Vengono quindi utilizzate più metriche fisse, con parametri variabili e combinazioni di esse.</text:p>
      <text:p text:style-name="P4">Si confrontano poi i risultati con la mappa di disparità ground truth disponibile nei dataset citati. </text:p>
      <text:p text:style-name="P5"><text:span text:style-name="T1">Per il calcolo delle disparità viene usato un algoritmo di semi </text:span><text:span text:style-name="T2">Semi-global block matching </text:span><text:span text:style-name="T1">(SGBM) , opportunamente modificato, presente nelle librerie OpenCV.</text:span></text:p>
      <text:p text:style-name="P5"><text:span text:style-name="T3">Le misure di confidenza e i risultati sono invece scritti con il linguaggio di programmazione MATLAB, e il codice viene riportato nelle appendici. </text:span></text:p>
      <text:p text:style-name="P2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2T16:08:58.657000000</meta:creation-date>
    <dc:date>2014-08-31T12:16:19.252000000</dc:date>
    <meta:editing-duration>PT1M38S</meta:editing-duration>
    <meta:editing-cycles>4</meta:editing-cycles>
    <meta:generator>LibreOffice/4.2.5.2$Windows_x86 LibreOffice_project/61cb170a04bb1f12e77c884eab9192be736ec5f5</meta:generator>
    <meta:document-statistic meta:table-count="0" meta:image-count="0" meta:object-count="0" meta:page-count="1" meta:paragraph-count="6" meta:word-count="99" meta:character-count="645" meta:non-whitespace-character-count="548"/>
  </office:meta>
</office:document-meta>
</file>